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C000002229E75D4D4CA2C790B.png" manifest:media-type="image/png"/>
  <manifest:file-entry manifest:full-path="Pictures/1000000000000500000003C0A52443D787D5C7E0.png" manifest:media-type="image/png"/>
  <manifest:file-entry manifest:full-path="Pictures/10000000000002E60000026EA37F9E8C325D0383.png" manifest:media-type="image/png"/>
  <manifest:file-entry manifest:full-path="Pictures/1000000000000500000003C0F8C05D59C571FE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699cm, 0cm, 0cm, 0.252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572cm, 3.102cm, 5.217cm, 2.728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897cm" svg:height="9.1cm" svg:x="13.503cm" svg:y="1.2cm">
          <draw:image xlink:href="Pictures/100000000000035C000002229E75D4D4CA2C790B.png" xlink:type="simple" xlink:show="embed" xlink:actuate="onLoad">
            <text:p/>
          </draw:image>
        </draw:frame>
        <draw:frame draw:style-name="gr2" draw:text-style-name="P1" draw:layer="layout" svg:width="11.527cm" svg:height="8.909cm" svg:x="1.7cm" svg:y="1.2cm">
          <draw:image xlink:href="Pictures/10000000000002E60000026EA37F9E8C325D0383.png" xlink:type="simple" xlink:show="embed" xlink:actuate="onLoad">
            <text:p/>
          </draw:image>
        </draw:frame>
        <draw:frame draw:style-name="gr3" draw:text-style-name="P1" draw:layer="layout" svg:width="12.5cm" svg:height="9.375cm" svg:x="15cm" svg:y="10.383cm">
          <draw:image xlink:href="Pictures/1000000000000500000003C0A52443D787D5C7E0.png" xlink:type="simple" xlink:show="embed" xlink:actuate="onLoad">
            <text:p/>
          </draw:image>
        </draw:frame>
        <draw:frame draw:style-name="gr3" draw:text-style-name="P1" draw:layer="layout" svg:width="12.476cm" svg:height="9.357cm" svg:x="1.724cm" svg:y="10.4cm">
          <draw:image xlink:href="Pictures/1000000000000500000003C0F8C05D59C571FE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01:27:46.206000000</meta:creation-date>
    <dc:date>2016-10-04T01:40:11.183000000</dc:date>
    <meta:editing-duration>PT12M26S</meta:editing-duration>
    <meta:editing-cycles>2</meta:editing-cycles>
    <meta:generator>LibreOffice/5.1.5.2$Windows_x86 LibreOffice_project/7a864d8825610a8c07cfc3bc01dd4fce6a9447e5</meta:generator>
    <meta:document-statistic meta:object-count="4"/>
  </office:meta>
</office:document-meta>
</file>